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1"/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 style:list-style-name="L2">
      <style:text-properties fo:font-weight="normal" style:font-weight-asian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list-style-name="L6">
      <style:text-properties fo:font-weight="normal" style:font-weight-asian="normal" style:font-weight-complex="normal"/>
    </style:style>
    <style:style style:name="P11" style:family="paragraph" style:parent-style-name="Standard" style:list-style-name="L7">
      <style:text-properties fo:font-weight="normal" style:font-weight-asian="normal" style:font-weight-complex="normal"/>
    </style:style>
    <style:style style:name="P12" style:family="paragraph" style:parent-style-name="Standard" style:list-style-name="L8">
      <style:text-properties fo:font-weight="normal" style:font-weight-asian="normal" style:font-weight-complex="normal"/>
    </style:style>
    <style:style style:name="P13" style:family="paragraph" style:parent-style-name="Standard" style:list-style-name="L10">
      <style:text-properties fo:font-weight="normal" style:font-weight-asian="normal" style:font-weight-complex="normal"/>
    </style:style>
    <style:style style:name="P14" style:family="paragraph" style:parent-style-name="Standard" style:list-style-name="L11">
      <style:text-properties fo:font-weight="normal" style:font-weight-asian="normal" style:font-weight-complex="normal"/>
    </style:style>
    <style:style style:name="P15" style:family="paragraph" style:parent-style-name="Standard" style:list-style-name="L12">
      <style:text-properties fo:font-weight="normal" style:font-weight-asian="normal" style:font-weight-complex="normal"/>
    </style:style>
    <style:style style:name="P16" style:family="paragraph" style:parent-style-name="Standard" style:list-style-name="L10"/>
    <style:style style:name="P17" style:family="paragraph" style:parent-style-name="Standard" style:list-style-name="L9">
      <style:paragraph-properties fo:margin-left="2.501cm" fo:margin-right="0cm" fo:text-indent="-0.635cm" style:auto-text-indent="false"/>
      <style:text-properties fo:font-weight="normal" style:font-weight-asian="normal" style:font-weight-complex="normal"/>
    </style:style>
    <style:style style:name="P18" style:family="paragraph" style:parent-style-name="Text_20_body" style:list-style-name="L6">
      <style:text-properties fo:font-weight="normal" style:font-weight-asian="normal" style:font-weight-complex="normal"/>
    </style:style>
    <style:style style:name="P19" style:family="paragraph" style:parent-style-name="Heading_20_2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Organizacja bazy danych</text:h>
      <text:list xml:id="list41191469" text:style-name="L1">
        <text:list-item>
          <text:p text:style-name="P4">Baza Produktów</text:p>
          <text:list>
            <text:list-item>
              <text:p text:style-name="P4">Pion Kosztowy</text:p>
              <text:p text:style-name="P4">Podaje koszt zgrubny wytworzenia produktu celem opracowania cen sprzedaży.</text:p>
            </text:list-item>
            <text:list-item>
              <text:p text:style-name="P4">Pion Materiałowy</text:p>
              <text:p text:style-name="P4">Podaje szczegółowe zapotrzebowanie na materiał. Uzupełnia bazę kosztową o bardziej szczegółowe dane (kolory).</text:p>
            </text:list-item>
          </text:list>
        </text:list-item>
        <text:list-item>
          <text:p text:style-name="P4">Baza Zamówień</text:p>
          <text:p text:style-name="P4">Pion kosztowy jest podstawą dla zamówienia. Zamówienie jest uzupełniane o atrybuty z pionu materiałowego. Jeśli wpis materiałowy nie istnieje to zamówienie dodaje taki. Baza materiałowa nie wpływa na ceny.</text:p>
        </text:list-item>
        <text:list-item>
          <text:p text:style-name="P4">Baza Materiałów</text:p>
        </text:list-item>
      </text:list>
      <text:h text:style-name="Heading_20_2" text:outline-level="2">Baza Produktów</text:h>
      <text:h text:style-name="Heading_20_2" text:outline-level="2">Pion Kosztowy</text:h>
      <text:p text:style-name="P1">Product</text:p>
      <text:p text:style-name="Standard">Końcowym elementem jest <text:span text:style-name="T1">Product</text:span><text:span text:style-name="T2">.</text:span></text:p>
      <text:p text:style-name="Standard"><text:span text:style-name="T2">Product jest zestawem komponentów sprzedawanych klientowi. </text:span><text:span text:style-name="T1">Product</text:span><text:span text:style-name="T2"> zawiera wszystkie elementy sprzedawane.</text:span></text:p>
      <text:p text:style-name="P2">Produkty są przygotowane wcześniej (standard) lub dodawane w momencie składania zamówienia przez klienta (customized)</text:p>
      <text:list xml:id="list41180454" text:style-name="L2">
        <text:list-item>
          <text:p text:style-name="P6">szablony z domyślnymi komponentami</text:p>
        </text:list-item>
        <text:list-item>
          <text:p text:style-name="P6">utworzenie produktu z componentu według szablonu</text:p>
        </text:list-item>
      </text:list>
      <text:p text:style-name="P2"/>
      <text:p text:style-name="P2">Lista produktów:</text:p>
      <text:list xml:id="list41181983" text:style-name="L3">
        <text:list-item>
          <text:p text:style-name="P7">Stained Glass</text:p>
        </text:list-item>
        <text:list-item>
          <text:p text:style-name="P7">Mosaic</text:p>
        </text:list-item>
        <text:list-item>
          <text:p text:style-name="P7">Fusing</text:p>
        </text:list-item>
      </text:list>
      <text:p text:style-name="P3"/>
      <text:p text:style-name="P3">Atrybuty produktu:</text:p>
      <text:list xml:id="list41180407" text:style-name="L4">
        <text:list-item>
          <text:p text:style-name="P8">standard</text:p>
        </text:list-item>
        <text:list-item>
          <text:p text:style-name="P8">customized</text:p>
        </text:list-item>
      </text:list>
      <text:p text:style-name="P3"/>
      <text:p text:style-name="P3">Każdy z produktów posiada dwa stopnie organizacyjne główne i dwa stopnie niezależne pomocnicze.</text:p>
      <text:p text:style-name="P3"/>
      <text:list xml:id="list41204946" text:style-name="L5">
        <text:list-item>
          <text:p text:style-name="P9">Category</text:p>
          <text:list>
            <text:list-item>
              <text:p text:style-name="P9">Subcategory</text:p>
            </text:list-item>
          </text:list>
        </text:list-item>
        <text:list-item>
          <text:p text:style-name="P9">Theme</text:p>
        </text:list-item>
        <text:list-item>
          <text:p text:style-name="P9">Collection</text:p>
        </text:list-item>
      </text:list>
      <text:p text:style-name="P2"/>
      <text:p text:style-name="P2">Koszt końcowy jest szacowany na podstawie dwóch parametrów</text:p>
      <text:list xml:id="list41198346" text:style-name="L6">
        <text:list-item>
          <text:p text:style-name="P18">Labour cost LC = czas wytworzenia (WP [h]) x stawka [€]</text:p>
          <text:p text:style-name="P18">TWP (Total WP) jest sumą WP wszystkich komponentów i AWP (Assembly WP) własnego.</text:p>
        </text:list-item>
        <text:list-item>
          <text:p text:style-name="P10">Material cost (MC [€])</text:p>
        </text:list-item>
      </text:list>
      <text:p text:style-name="P2"><text:tab/>MC jest sumą MC wszystkich komponentów</text:p>
      <text:p text:style-name="P2"/>
      <text:p text:style-name="P2">Tabela produktu:</text:p>
      <text:list xml:id="list41178425" text:style-name="L7">
        <text:list-item>
          <text:p text:style-name="P11">AWP własne (czas wykonania zestawu z komponentów) – wartość wprowadzana</text:p>
        </text:list-item>
        <text:list-item>
          <text:p text:style-name="P11">kategorie – wartość wprowadzana</text:p>
        </text:list-item>
        <text:list-item>
          <text:p text:style-name="P11"><text:soft-page-break/>MC komponentów – wartość liczona</text:p>
        </text:list-item>
        <text:list-item>
          <text:p text:style-name="P11">ceny – wartość liczona</text:p>
        </text:list-item>
      </text:list>
      <text:p text:style-name="P2"/>
      <text:p text:style-name="P2">Wartości liczone będą pamiętane w tabeli i przeliczane jeśli wartość składowe się zmieni.</text:p>
      <text:p text:style-name="P2">Zastosujemy triggery lub funkcje w interfejsie. Upgrade jest prowadzony od dołu dla wszystkich rekordów w bazie nadrzędnej.</text:p>
      <text:p text:style-name="P2"/>
      <text:p text:style-name="P1">Component, Part</text:p>
      <text:p text:style-name="Standard"><text:span text:style-name="T2">Części składowe </text:span><text:span text:style-name="T1">Product</text:span><text:span text:style-name="T2"> to </text:span><text:span text:style-name="T1">Component</text:span><text:span text:style-name="T2">.</text:span></text:p>
      <text:p text:style-name="P2"/>
      <text:p text:style-name="P2">Komponent jest zorganizowany w kategorie według spełnianej funkcji.</text:p>
      <text:list xml:id="list41184660" text:style-name="L8">
        <text:list-item>
          <text:p text:style-name="P12">Design</text:p>
        </text:list-item>
        <text:list-item>
          <text:p text:style-name="P12">Packaging</text:p>
        </text:list-item>
        <text:list-item>
          <text:p text:style-name="P12">Mounting</text:p>
        </text:list-item>
        <text:list-item>
          <text:p text:style-name="P12">Accessory</text:p>
        </text:list-item>
        <text:list-item>
          <text:p text:style-name="P12">Outliner</text:p>
        </text:list-item>
      </text:list>
      <text:p text:style-name="P2"/>
      <text:p text:style-name="P2">Komponent jest rozpoznawany przez nazwę oraz atrybut. W pionie materiałowym dochodzi trzeci parametr – <text:span text:style-name="T1">colour</text:span>.</text:p>
      <text:p text:style-name="P2"/>
      <text:p text:style-name="P2">Podstawowym parametrem komponentu jest czas złożenia – robocizna oznaczana jako WP.</text:p>
      <text:p text:style-name="P2">Wartość MC komponentu jest liczona i podlega aktualizacji jak wyżej.</text:p>
      <text:p text:style-name="P2">Komponent musi się składać z przynajmniej jednej części i robocizny (WP złożenia).</text:p>
      <text:p text:style-name="P2"/>
      <text:p text:style-name="P1">Part<text:span text:style-name="T2"> stanowi grupa materiałów o wspólnych cechach, zastosowaniach i podobnym koszcie.</text:span></text:p>
      <text:p text:style-name="P1">Part<text:span text:style-name="T2"> nie może być składnikiem </text:span>Product<text:span text:style-name="T2">.</text:span></text:p>
      <text:p text:style-name="P2"/>
      <text:p text:style-name="P2">Parametrem <text:span text:style-name="T1">Part</text:span> jest tylko i wyłącznie koszt materiału MC.</text:p>
      <text:p text:style-name="P2"/>
      <text:p text:style-name="P1">Part <text:span text:style-name="T2">jest zorganizowany w klasy według materiału.</text:span></text:p>
      <text:list xml:id="list41205634" text:style-name="L9">
        <text:list-item>
          <text:p text:style-name="P17">Solder</text:p>
        </text:list-item>
        <text:list-item>
          <text:p text:style-name="P17">Copper Foil</text:p>
        </text:list-item>
        <text:list-item>
          <text:p text:style-name="P17">Copper Wire</text:p>
        </text:list-item>
      </text:list>
      <text:p text:style-name="P2"/>
      <text:p text:style-name="P2">Tabela ComponentAndPart</text:p>
      <text:p text:style-name="P2"><text:tab/>Zorganizowana będzie jedna tabela dla komponentów i części. Niezbędne kolumny to:</text:p>
      <text:list xml:id="list41173430" text:style-name="L10">
        <text:list-item>
          <text:p text:style-name="P16"><text:span text:style-name="T2">Group – </text:span><text:span text:style-name="T1">component</text:span><text:span text:style-name="T2"> lub </text:span><text:span text:style-name="T1">part</text:span></text:p>
        </text:list-item>
        <text:list-item>
          <text:p text:style-name="P13">Category – klucz obcy do kategorii</text:p>
        </text:list-item>
      </text:list>
      <text:p text:style-name="P2"/>
      <text:p text:style-name="P2">Zorganizowane będą dodatkowe tabele konfiguracji domyślnej dla:</text:p>
      <text:list xml:id="list41203810" text:style-name="L11">
        <text:list-item>
          <text:p text:style-name="P14">Product</text:p>
          <text:list>
            <text:list-item>
              <text:p text:style-name="P14"><text:s/>product-&gt;kategoria – podkategoria =&gt; lista komponentów =&gt; domyślny komponent (może być pusty)</text:p>
            </text:list-item>
          </text:list>
        </text:list-item>
      </text:list>
      <text:p text:style-name="P2"><text:tab/>Ta tabela definiuje części składowe dla danej klasy produktu</text:p>
      <text:list xml:id="list42195989" text:continue-numbering="true" text:style-name="L11">
        <text:list-item>
          <text:p text:style-name="P14">Component</text:p>
          <text:list>
            <text:list-item>
              <text:p text:style-name="P14">component =&gt; lista części/componentów =&gt; domyślny Part</text:p>
            </text:list-item>
          </text:list>
        </text:list-item>
      </text:list>
      <text:p text:style-name="P2"/>
      <text:p text:style-name="P2">Listy możliwych do wykorzystania opcji będą przechowywane w osobnych tabelach</text:p>
      <text:p text:style-name="P2"/>
      <text:p text:style-name="P2"/>
      <text:p text:style-name="P2"/>
      <text:p text:style-name="P2"><text:soft-page-break/></text:p>
      <text:p text:style-name="P2">---------------- deprecated---------------------------</text:p>
      <text:p text:style-name="P2">Potrzebna będzie dodatkowa tabela dla przechowywania kategorii. Prawdopodobnie dla wszystkich specyfikacji.</text:p>
      <text:list xml:id="list41184500" text:style-name="L12">
        <text:list-item>
          <text:p text:style-name="P15">Specyfikacja – dział</text:p>
        </text:list-item>
        <text:list-item>
          <text:p text:style-name="P15">Object – to czego dotyczy (product, component, part)</text:p>
        </text:list-item>
        <text:list-item>
          <text:p text:style-name="P15">Category – kategoria → definiuje co to za kategoria</text:p>
        </text:list-item>
        <text:list-item>
          <text:p text:style-name="P15">Name – nazwa kategorii – wpis kategorii</text:p>
        </text:list-item>
        <text:list-item>
          <text:p text:style-name="P15">Parent Category ID jeśli istnieje</text:p>
        </text:list-item>
        <text:list-item>
          <text:p text:style-name="P15">Code – kod</text:p>
        </text:list-item>
        <text:list-item>
          <text:p text:style-name="P15">Description</text:p>
        </text:list-item>
      </text:list>
      <text:h text:style-name="P19" text:outline-level="2">Pion Materiałowy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99cm" fo:margin-bottom="0cm" style:page-number="auto"/>
      <style:text-properties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7T14:15:04.35</meta:creation-date>
    <dc:date>2009-10-14T22:09:43.35</dc:date>
    <meta:editing-duration>PT11H55M33S</meta:editing-duration>
    <meta:editing-cycles>60</meta:editing-cycles>
    <meta:generator>OOo-dev/3.2$Win32 OpenOffice.org_project/300m58$Build-9423</meta:generator>
    <meta:document-statistic meta:table-count="0" meta:image-count="0" meta:object-count="0" meta:page-count="3" meta:paragraph-count="81" meta:word-count="504" meta:character-count="3429"/>
  </office:meta>
</office:document-meta>
</file>